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1d1897" officeooo:paragraph-rsid="001d1897" style:font-weight-asian="bold" style:font-weight-complex="bold"/>
    </style:style>
    <style:style style:name="P2" style:family="paragraph" style:parent-style-name="Standard">
      <style:text-properties style:font-name="Arial" fo:font-weight="bold" officeooo:rsid="001dcd31" officeooo:paragraph-rsid="001dcd3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style:text-underline-style="solid" style:text-underline-width="auto" style:text-underline-color="font-color" fo:font-weight="bold" officeooo:rsid="001d1897" officeooo:paragraph-rsid="001d1897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5pt" style:text-underline-style="none" fo:font-weight="normal" officeooo:rsid="001d1897" officeooo:paragraph-rsid="001d1897" style:font-size-asian="15pt" style:font-weight-asian="normal" style:font-size-complex="15pt" style:font-weight-complex="normal"/>
    </style:style>
    <style:style style:name="P5" style:family="paragraph" style:parent-style-name="Standard">
      <style:text-properties style:font-name="Arial" fo:font-weight="normal" officeooo:rsid="001dcd31" officeooo:paragraph-rsid="001dcd31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PARTADO A</text:p>
      <text:p text:style-name="P4">Trabajador por cuenta propia/ajena</text:p>
      <text:p text:style-name="P4"/>
      <text:p text:style-name="P1">1.-</text:p>
      <text:p text:style-name="P1">a)</text:p>
      <text:p text:style-name="P1"><text:span text:style-name="T2">Está a disgusto con el jefe y con la empresa.</text:span></text:p>
      <text:p text:style-name="P1"><text:span text:style-name="T2">Tiene motivos para salir de esa empresa, pero no son los mejores motivos para emprender en una empresa propia (a priori).</text:span></text:p>
      <text:p text:style-name="P1"><text:span text:style-name="T2"/></text:p>
      <text:p text:style-name="P1"><text:span text:style-name="T1">b)</text:span></text:p>
      <text:p text:style-name="P1"><text:span text:style-name="T2">Solo con la información del enunciado yo diría que su empresa no saldrá adelante aunque sepamos que tiene 5 años de experiencia (mínimo) en el sector.</text:span></text:p>
      <text:p text:style-name="P1"><text:span text:style-name="T2"/></text:p>
      <text:p text:style-name="P1"><text:span text:style-name="T2">Estar a disgusto con tu jefe y querer tener vacaciones cuando tú creas mejor no es la mejor motivación emprendedora.</text:span></text:p>
      <text:p text:style-name="P1"><text:span text:style-name="T2"/></text:p>
      <text:p text:style-name="P1"><text:span text:style-name="T1">2.-</text:span></text:p>
      <text:p text:style-name="P1"><text:span text:style-name="T1">a)</text:span></text:p>
      <text:p text:style-name="P2"><text:span text:style-name="T2">Sus motivos son que siente que puede hacer y dar más de sí misma, se ve como líder de la gestoría.</text:span></text:p>
      <text:p text:style-name="P2"><text:span text:style-name="T2">Se le ve con motivación, por supuesto, además de que le hace ilusión (que no es lo único que importa) y está dispuesta a “sacrificarse durante una temporada”, ella sabe que no será fácil pero está dispuesta a correr ese riesgo y afrontarlo.</text:span></text:p>
      <text:p text:style-name="P2"><text:span text:style-name="T2"/></text:p>
      <text:p text:style-name="P2"><text:span text:style-name="T1">b)</text:span></text:p>
      <text:p text:style-name="P5"><text:span text:style-name="T1">Yo pienso que le podría ir bien, tenemos que recordar que solo con ilusión no podemos sacar adelante una empresa, porque puedes estar muy animado al principio y que después esas ganas se vayan.</text:span></text:p>
      <text:p text:style-name="P5"><text:span text:style-name="T1"/></text:p>
      <text:p text:style-name="P5"><text:span text:style-name="T1">Pero dice una cosa que para mi es bastante importante y es que está dispuesta a sacrificarse, sumado a que ella misma se ve con capacidades podrían ser los mejores ingredientes para montar una empres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8:11:33.705000000</meta:creation-date>
    <dc:date>2019-09-24T18:32:31.105000000</dc:date>
    <meta:editing-duration>PT31S</meta:editing-duration>
    <meta:editing-cycles>1</meta:editing-cycles>
    <meta:generator>LibreOffice/5.1.2.2$Windows_x86 LibreOffice_project/d3bf12ecb743fc0d20e0be0c58ca359301eb705f</meta:generator>
    <meta:document-statistic meta:table-count="0" meta:image-count="0" meta:object-count="0" meta:page-count="1" meta:paragraph-count="16" meta:word-count="222" meta:character-count="1222" meta:non-whitespace-character-count="1016"/>
  </office:meta>
</office:document-meta>
</file>